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D0000007DDC1F35F16219D102.png" manifest:media-type="image/png"/>
  <manifest:file-entry manifest:full-path="Pictures/1000000000000020000000204B249CA79A42C6D7.png" manifest:media-type="image/png"/>
  <manifest:file-entry manifest:full-path="Pictures/2000003F000019F8000016E1C4E2395FDD2675EE.svm" manifest:media-type=""/>
  <manifest:file-entry manifest:full-path="Pictures/200005E5000082EA00000C0FFA68719C185AA36F.svm" manifest:media-type=""/>
  <manifest:file-entry manifest:full-path="Pictures/20000D4500006E3E000052F84B49A3E8A6832590.svm" manifest:media-type=""/>
  <manifest:file-entry manifest:full-path="Pictures/100002010000007D0000007D7E5859A702911C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lbany AMT2" svg:font-family="'Albany AMT'" style:font-family-generic="modern" style:font-pitch="variable"/>
    <style:font-face style:name="DejaVu Sans Mono" svg:font-family="'DejaVu Sans Mono'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cm" draw:marker-start="" draw:marker-start-width="0.275cm" draw:marker-end="" draw:marker-end-width="0.375cm" draw:textarea-horizontal-align="center" draw:textarea-vertical-align="middle" fo:padding-top="0.15cm" fo:padding-bottom="0.15cm" fo:padding-left="0.125cm" fo:padding-right="0.125cm"/>
    </style:style>
    <style:style style:name="gr6" style:family="graphic" style:parent-style-name="standard">
      <style:graphic-properties draw:stroke="none" draw:fill="none" fo:min-height="0.582cm"/>
    </style:style>
    <style:style style:name="gr7" style:family="graphic" style:parent-style-name="standard">
      <style:graphic-properties draw:stroke="none" draw:fill="none" fo:min-height="0.433cm"/>
    </style:style>
    <style:style style:name="gr8" style:family="graphic" style:parent-style-name="standard">
      <style:graphic-properties draw:stroke="none" draw:fill="none" fo:min-height="0.58cm"/>
    </style:style>
    <style:style style:name="P1" style:family="paragraph">
      <loext:graphic-properties draw:fill="solid" draw:fill-color="#e6e6e6"/>
      <style:paragraph-properties fo:text-align="center"/>
      <style:text-properties style:font-name="Hack"/>
    </style:style>
    <style:style style:name="P2" style:family="paragraph">
      <loext:graphic-properties draw:fill="solid" draw:fill-color="#b2b2b2"/>
      <style:paragraph-properties fo:text-align="center"/>
      <style:text-properties style:font-name="Hack"/>
    </style:style>
    <style:style style:name="P3" style:family="paragraph">
      <loext:graphic-properties draw:fill="none"/>
      <style:paragraph-properties fo:text-align="center"/>
      <style:text-properties style:font-name="Hack"/>
    </style:style>
    <style:style style:name="P4" style:family="paragraph">
      <style:paragraph-properties fo:text-align="center"/>
      <style:text-properties style:font-name="Hack"/>
    </style:style>
    <style:style style:name="P5" style:family="paragraph">
      <style:paragraph-properties fo:margin-left="0cm" fo:margin-right="0cm" fo:text-align="start" fo:text-indent="0cm"/>
      <style:text-properties style:font-name="Hack"/>
    </style:style>
    <style:style style:name="P6" style:family="paragraph">
      <loext:graphic-properties draw:fill="none"/>
      <style:paragraph-properties fo:margin-left="0cm" fo:margin-right="0cm" fo:text-align="start" fo:text-indent="0cm"/>
      <style:text-properties fo:color="#c01238" style:font-name="Hack" fo:font-weight="bold" style:font-weight-asian="bold" style:font-weight-complex="bold"/>
    </style:style>
    <style:style style:name="P7" style:family="paragraph">
      <loext:graphic-properties draw:fill="none"/>
      <style:paragraph-properties fo:margin-left="0cm" fo:margin-right="0cm" fo:text-align="start" fo:text-indent="0cm"/>
      <style:text-properties style:font-name="Hack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c01238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4c4c4c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path draw:style-name="gr1" draw:text-style-name="P1" draw:layer="layout" svg:width="3.681cm" svg:height="2.741cm" svg:x="5.896cm" svg:y="0.328cm" svg:viewBox="0 0 3682 2742" svg:d="M3277 1895c451 810-634 747-970 684-359 270-809 180-990-90-287 245-1165 280-991-452-360-180-538-810 90-1082-211-530 517-822 901-541 181-631 965-478 1149 38 451-271 1375 141 811 541 540 270 540 721 0 902z">
            <text:p/>
          </draw:path>
          <draw:path draw:style-name="gr2" draw:text-style-name="P2" draw:layer="layout" svg:width="0.154cm" svg:height="0.248cm" svg:x="9.294cm" svg:y="2.324cm" svg:viewBox="0 0 155 249" svg:d="M71 0c44 86 70 163 84 233l-38 8-40 8c-12-64-37-134-77-214l36-18z">
            <text:p/>
          </draw:path>
          <draw:path draw:style-name="gr2" draw:text-style-name="P2" draw:layer="layout" svg:width="0.135cm" svg:height="0.244cm" svg:x="9.324cm" svg:y="2.647cm" svg:viewBox="0 0 136 245" svg:d="M136 0v15c0 46-7 87-19 125-13 39-30 74-54 105l-32-24-31-24c19-24 33-51 42-80 10-31 15-65 15-102v-12l39-2z">
            <text:p/>
          </draw:path>
          <draw:path draw:style-name="gr2" draw:text-style-name="P2" draw:layer="layout" svg:width="0.246cm" svg:height="0.177cm" svg:x="9.081cm" svg:y="2.896cm" svg:viewBox="0 0 247 178" svg:d="M247 59c-30 27-64 50-102 70s-78 36-120 49l-13-38-12-38c39-11 75-26 108-44 33-16 61-35 88-58l25 29z">
            <text:p/>
          </draw:path>
          <draw:path draw:style-name="gr2" draw:text-style-name="P2" draw:layer="layout" svg:width="0.246cm" svg:height="0.11cm" svg:x="8.78cm" svg:y="3.019cm" svg:viewBox="0 0 247 111" svg:d="M247 77c-78 18-159 28-242 34l-2-40-3-39c77-5 156-15 230-32l8 38z">
            <text:p/>
          </draw:path>
          <draw:path draw:style-name="gr2" draw:text-style-name="P2" draw:layer="layout" svg:width="0.241cm" svg:height="0.086cm" svg:x="8.461cm" svg:y="3.046cm" svg:viewBox="0 0 242 87" svg:d="M242 87h-48c-67 0-134-3-194-8l4-39 3-40c58 5 122 8 187 8 15 0 31 0 47-1l1 40z">
            <text:p/>
          </draw:path>
          <draw:path draw:style-name="gr2" draw:text-style-name="P2" draw:layer="layout" svg:width="0.234cm" svg:height="0.15cm" svg:x="8.156cm" svg:y="3.024cm" svg:viewBox="0 0 235 151" svg:d="M225 93c-29-3-54-7-78-11-36 25-72 49-108 69l-20-34-19-35c39-21 77-46 115-74l4-3c4-5 13-5 20-5 2 0 4 0 7 1 25 5 56 9 89 13l-5 39zM132 79c5 1 10 2 15 3 5-3 9-7 14-11l-22-31z">
            <text:p/>
          </draw:path>
          <draw:path draw:style-name="gr2" draw:text-style-name="P2" draw:layer="layout" svg:width="0.247cm" svg:height="0.146cm" svg:x="7.872cm" svg:y="3.14cm" svg:viewBox="0 0 248 147" svg:d="M248 71c-79 38-157 62-234 76l-7-38-7-40c71-13 143-35 215-69l17 36z">
            <text:p/>
          </draw:path>
          <draw:path draw:style-name="gr2" draw:text-style-name="P2" draw:layer="layout" svg:width="0.247cm" svg:height="0.1cm" svg:x="7.558cm" svg:y="3.199cm" svg:viewBox="0 0 248 101" svg:d="M248 99c-20 1-40 2-60 2-65 0-129-8-188-25l10-38 11-38c52 14 108 23 167 23 18 0 35-2 54-2l3 38z">
            <text:p/>
          </draw:path>
          <draw:path draw:style-name="gr2" draw:text-style-name="P2" draw:layer="layout" svg:width="0.235cm" svg:height="0.2cm" svg:x="7.274cm" svg:y="3.046cm" svg:viewBox="0 0 236 201" svg:d="M204 201c-77-34-147-84-204-148l29-26 30-27c49 55 110 98 177 128l-15 35z">
            <text:p/>
          </draw:path>
          <draw:path draw:style-name="gr2" draw:text-style-name="P2" draw:layer="layout" svg:width="0.247cm" svg:height="0.166cm" svg:x="7.03cm" svg:y="2.993cm" svg:viewBox="0 0 248 167" svg:d="M248 61c-31 25-66 46-105 64s-81 32-124 42l-10-38-9-39c39-9 75-21 109-37s64-32 90-53l24 31z">
            <text:p/>
          </draw:path>
          <draw:path draw:style-name="gr2" draw:text-style-name="P2" draw:layer="layout" svg:width="0.247cm" svg:height="0.086cm" svg:x="6.719cm" svg:y="3.097cm" svg:viewBox="0 0 248 87" svg:d="M248 78c-42 6-83 9-127 9-39 0-80-3-121-8l5-39 5-39c37 4 75 7 111 7 39 0 78-3 116-8l5 39z">
            <text:p/>
          </draw:path>
          <draw:path draw:style-name="gr2" draw:text-style-name="P2" draw:layer="layout" svg:width="0.248cm" svg:height="0.154cm" svg:x="6.406cm" svg:y="3.007cm" svg:viewBox="0 0 249 155" svg:d="M233 155c-82-17-162-46-233-86l19-35 20-34c64 36 136 63 210 78l-8 39z">
            <text:p/>
          </draw:path>
          <draw:path draw:style-name="gr2" draw:text-style-name="P2" draw:layer="layout" svg:width="0.214cm" svg:height="0.226cm" svg:x="6.167cm" svg:y="2.804cm" svg:viewBox="0 0 215 227" svg:d="M169 227c-68-50-126-112-169-187l35-19 34-21c37 65 87 119 146 163l-23 31z">
            <text:p/>
          </draw:path>
          <draw:path draw:style-name="gr2" draw:text-style-name="P2" draw:layer="layout" svg:width="0.116cm" svg:height="0.244cm" svg:x="6.088cm" svg:y="2.523cm" svg:viewBox="0 0 117 245" svg:d="M43 245c-28-69-43-149-43-237v-8h40l39 1v7c0 78 13 147 38 209l-38 14z">
            <text:p/>
          </draw:path>
          <draw:path draw:style-name="gr2" draw:text-style-name="P2" draw:layer="layout" svg:width="0.248cm" svg:height="0.2cm" svg:x="5.925cm" svg:y="2.266cm" svg:viewBox="0 0 249 201" svg:d="M169 170l36 4 4-8-38-5c-2 2-2 6-2 9zM247 179l-39-5h-3l-13 27c-71-34-136-84-192-148l29-26 30-27c49 55 106 100 168 130 1 1 2 1 2 2 0 8 11 8 15 14s5 13 5 20c0 2 0 3-1 5 0 3 0 5-1 8z">
            <text:p/>
          </draw:path>
          <draw:path draw:style-name="gr2" draw:text-style-name="P2" draw:layer="layout" svg:width="0.174cm" svg:height="0.246cm" svg:x="5.762cm" svg:y="2.007cm" svg:viewBox="0 0 175 247" svg:d="M110 247c-47-67-85-143-110-224l37-12 38-11c23 73 57 140 100 201l-33 22z">
            <text:p/>
          </draw:path>
          <draw:path draw:style-name="gr2" draw:text-style-name="P2" draw:layer="layout" svg:width="0.092cm" svg:height="0.248cm" svg:x="5.725cm" svg:y="1.701cm" svg:viewBox="0 0 93 249" svg:d="M17 249c-12-50-17-102-17-154 0-32 2-63 6-95l39 5 40 6c-4 28-6 56-6 84 0 47 5 93 14 139l-38 7z">
            <text:p/>
          </draw:path>
          <draw:path draw:style-name="gr2" draw:text-style-name="P2" draw:layer="layout" svg:width="0.172cm" svg:height="0.246cm" svg:x="5.747cm" svg:y="1.393cm" svg:viewBox="0 0 173 247" svg:d="M0 226c21-79 56-155 109-226l32 25 32 23c-48 63-78 129-96 199l-39-11z">
            <text:p/>
          </draw:path>
          <draw:path draw:style-name="gr2" draw:text-style-name="P2" draw:layer="layout" svg:width="0.234cm" svg:height="0.202cm" svg:x="5.91cm" svg:y="1.183cm" svg:viewBox="0 0 235 203" svg:d="M0 148c52-55 117-105 196-148l19 34 20 35c-72 40-131 84-178 134l-28-27z">
            <text:p/>
          </draw:path>
          <draw:path draw:style-name="gr2" draw:text-style-name="P2" draw:layer="layout" svg:width="0.122cm" svg:height="0.254cm" svg:x="6.14cm" svg:y="0.962cm" svg:viewBox="0 0 123 255" svg:d="M43 183l15 36 26-12-15-35c-9 3-18 7-26 11zM75 255l-17-36-10 4c-34-80-48-154-48-223h40 39c0 59 13 124 42 193 2 6 2 10 2 14 0 9-2 15-4 21s-9 10-15 15c-2 0-3 0-5 2-8 2-16 6-24 10z">
            <text:p/>
          </draw:path>
          <draw:path draw:style-name="gr2" draw:text-style-name="P2" draw:layer="layout" svg:width="0.176cm" svg:height="0.24cm" svg:x="6.148cm" svg:y="0.651cm" svg:viewBox="0 0 177 241" svg:d="M0 226c8-45 23-86 44-124s46-71 77-102l27 27 29 28c-26 26-48 54-64 85-17 31-29 65-36 101l-38-8z">
            <text:p/>
          </draw:path>
          <draw:path draw:style-name="gr2" draw:text-style-name="P2" draw:layer="layout" svg:width="0.246cm" svg:height="0.168cm" svg:x="6.333cm" svg:y="0.489cm" svg:viewBox="0 0 247 169" svg:d="M0 105c65-48 143-84 228-105l9 38 10 38c-74 19-143 51-200 93l-24-32z">
            <text:p/>
          </draw:path>
          <draw:path draw:style-name="gr2" draw:text-style-name="P2" draw:layer="layout" svg:width="0.248cm" svg:height="0.088cm" svg:x="6.642cm" svg:y="0.464cm" svg:viewBox="0 0 249 89" svg:d="M0 9c39-6 79-9 117-9 44 0 88 4 132 11l-6 39-7 39c-39-6-79-9-119-9-35 0-70 2-105 7l-6-39z">
            <text:p/>
          </draw:path>
          <draw:path draw:style-name="gr2" draw:text-style-name="P2" draw:layer="layout" svg:width="0.257cm" svg:height="0.19cm" svg:x="6.951cm" svg:y="0.493cm" svg:viewBox="0 0 258 191" svg:d="M21 0c78 21 154 56 221 104l-19 27 35 12c-1 2-1 4-2 5-1 3-2 5-3 9-23 70-8 10-14 14s-14 5-20 5-14-2-20-5c-1-1-2-1-3-2-60-43-127-73-196-92l10-39zM219 136l4-5-2-1-37-13c-1 2-2 5-2 7z">
            <text:p/>
          </draw:path>
          <draw:path draw:style-name="gr2" draw:text-style-name="P2" draw:layer="layout" svg:width="0.206cm" svg:height="0.229cm" svg:x="7.168cm" svg:y="0.336cm" svg:viewBox="0 0 207 230" svg:d="M0 194c19-39 43-75 71-107 26-33 56-62 88-87l24 32 24 31c-27 22-53 46-76 74-23 29-44 60-60 93l-36-17z">
            <text:p/>
          </draw:path>
          <draw:path draw:style-name="gr2" draw:text-style-name="P2" draw:layer="layout" svg:width="0.248cm" svg:height="0.148cm" svg:x="7.397cm" svg:y="0.208cm" svg:viewBox="0 0 249 149" svg:d="M0 81c73-42 153-69 237-81l6 39 6 39c-74 11-146 35-209 71l-19-34z">
            <text:p/>
          </draw:path>
          <draw:path draw:style-name="gr2" draw:text-style-name="P2" draw:layer="layout" svg:width="0.245cm" svg:height="0.108cm" svg:x="7.718cm" svg:y="0.2cm" svg:viewBox="0 0 246 109" svg:d="M0 0h23c75 0 150 11 223 34l-11 37-12 38c-65-20-132-30-200-30-6 0-14 0-21 1l-1-40z">
            <text:p/>
          </draw:path>
          <draw:path draw:style-name="gr2" draw:text-style-name="P2" draw:layer="layout" svg:width="0.239cm" svg:height="0.193cm" svg:x="8.01cm" svg:y="0.263cm" svg:viewBox="0 0 240 194" svg:d="M31 0c76 33 148 79 209 137l-27 29-27 28c-54-52-117-93-186-121l17-37z">
            <text:p/>
          </draw:path>
          <draw:path draw:style-name="gr2" draw:text-style-name="P2" draw:layer="layout" svg:width="0.174cm" svg:height="0.252cm" svg:x="8.246cm" svg:y="0.461cm" svg:viewBox="0 0 175 253" svg:d="M60 0c47 57 87 124 115 199l-19 6 19 33c-6 3-12 7-18 9s-12 6-19 6-13-2-19-6-12-8-16-14c-1-2-1-4-2-6-26-68-60-126-101-177l29-25zM138 213l18-8-1-2-18-34c-6 3-12 6-18 10z">
            <text:p/>
          </draw:path>
          <draw:path draw:style-name="gr2" draw:text-style-name="P2" draw:layer="layout" svg:width="0.246cm" svg:height="0.118cm" svg:x="8.461cm" svg:y="0.55cm" svg:viewBox="0 0 247 119" svg:d="M0 45c77-28 160-43 245-45l1 40 1 39c-76 2-151 14-220 40l-14-37z">
            <text:p/>
          </draw:path>
          <draw:path draw:style-name="gr2" draw:text-style-name="P2" draw:layer="layout" svg:width="0.247cm" svg:height="0.12cm" svg:x="8.782cm" svg:y="0.552cm" svg:viewBox="0 0 248 121" svg:d="M5 0c83 5 164 21 243 46l-12 37-11 38c-73-23-148-37-225-42l3-40z">
            <text:p/>
          </draw:path>
          <draw:path draw:style-name="gr2" draw:text-style-name="P2" draw:layer="layout" svg:width="0.245cm" svg:height="0.183cm" svg:x="9.079cm" svg:y="0.625cm" svg:viewBox="0 0 246 184" svg:d="M29 0c80 32 154 73 217 121l-25 32-23 31c-57-44-125-82-198-111l14-37z">
            <text:p/>
          </draw:path>
          <draw:path draw:style-name="gr2" draw:text-style-name="P2" draw:layer="layout" svg:width="0.19cm" svg:height="0.237cm" svg:x="9.332cm" svg:y="0.799cm" svg:viewBox="0 0 191 238" svg:d="M55 0c34 33 62 67 85 103 23 37 41 76 51 116l-38 9-38 10c-9-31-23-63-42-93s-44-60-73-88l27-28z">
            <text:p/>
          </draw:path>
          <draw:path draw:style-name="gr2" draw:text-style-name="P2" draw:layer="layout" svg:width="0.157cm" svg:height="0.238cm" svg:x="9.375cm" svg:y="1.104cm" svg:viewBox="0 0 158 239" svg:d="M158 1c-1 40-9 81-25 121-16 39-40 79-73 117l-31-25-29-26c27-31 47-64 60-96 13-31 19-61 19-92l40 1z">
            <text:p/>
          </draw:path>
          <draw:path draw:style-name="gr2" draw:text-style-name="P2" draw:layer="layout" svg:width="0.216cm" svg:height="0.225cm" svg:x="9.386cm" svg:y="1.336cm" svg:viewBox="0 0 217 226" svg:d="M43 0c32 21 63 47 93 79 29 30 56 65 81 104l-33 22-33 21c-22-35-47-67-72-93s-52-49-79-66l21-34z">
            <text:p/>
          </draw:path>
          <draw:path draw:style-name="gr2" draw:text-style-name="P2" draw:layer="layout" svg:width="0.144cm" svg:height="0.248cm" svg:x="9.575cm" svg:y="1.592cm" svg:viewBox="0 0 145 249" svg:d="M71 0c36 73 64 155 74 238l-39 5-39 6c-10-74-34-147-67-213l35-17z">
            <text:p/>
          </draw:path>
          <draw:path draw:style-name="gr2" draw:text-style-name="P2" draw:layer="layout" svg:width="0.137cm" svg:height="0.246cm" svg:x="9.587cm" svg:y="1.913cm" svg:viewBox="0 0 138 247" svg:d="M138 1c-1 43-7 85-19 126-11 42-28 82-52 120l-34-22-33-22c19-30 34-64 44-98 9-34 14-69 15-105l39 1z">
            <text:p/>
          </draw:path>
          <draw:path draw:style-name="gr2" draw:text-style-name="P2" draw:layer="layout" svg:width="0.239cm" svg:height="0.189cm" svg:x="9.36cm" svg:y="2.172cm" svg:viewBox="0 0 240 190" svg:d="M240 55c-27 27-57 52-92 75s-75 43-119 60l-15-37-14-36c39-16 75-33 105-54 30-19 55-40 78-63l28 27z">
            <text:p/>
          </draw:path>
        </draw:g>
        <draw:frame draw:style-name="gr3" draw:text-style-name="P3" draw:layer="layout" svg:width="3cm" svg:height="1.98cm" svg:x="9.85cm" svg:y="0.975cm">
          <draw:image xlink:href="Pictures/2000003F000019F8000016E1C4E2395FDD2675EE.svm" xlink:type="simple" xlink:show="embed" xlink:actuate="onLoad">
            <text:p/>
          </draw:image>
        </draw:frame>
        <draw:frame draw:style-name="gr4" draw:text-style-name="P3" draw:layer="layout" svg:width="3cm" svg:height="2.27cm" svg:x="9.25cm" svg:y="4.805cm">
          <draw:image xlink:href="Pictures/20000D4500006E3E000052F84B49A3E8A6832590.svm" xlink:type="simple" xlink:show="embed" xlink:actuate="onLoad">
            <text:p/>
          </draw:image>
        </draw:frame>
        <draw:frame draw:style-name="gr4" draw:text-style-name="P3" draw:layer="layout" svg:width="3cm" svg:height="2.27cm" svg:x="1.85cm" svg:y="4.805cm">
          <draw:image xlink:href="Pictures/20000D4500006E3E000052F84B49A3E8A6832590.svm" xlink:type="simple" xlink:show="embed" xlink:actuate="onLoad">
            <text:p/>
          </draw:image>
        </draw:frame>
        <draw:line draw:style-name="gr5" draw:text-style-name="P4" draw:layer="layout" svg:x1="11.225cm" svg:y1="2.45cm" svg:x2="11.225cm" svg:y2="3.825cm">
          <text:p/>
        </draw:line>
        <draw:line draw:style-name="gr5" draw:text-style-name="P4" draw:layer="layout" svg:x1="7.475cm" svg:y1="2.175cm" svg:x2="8.1cm" svg:y2="1.55cm">
          <text:p/>
        </draw:line>
        <draw:line draw:style-name="gr5" draw:text-style-name="P4" draw:layer="layout" svg:x1="3.999cm" svg:y1="3.949cm" svg:x2="3.975cm" svg:y2="5.2cm">
          <text:p/>
        </draw:line>
        <draw:line draw:style-name="gr5" draw:text-style-name="P4" draw:layer="layout" svg:x1="4.725cm" svg:y1="2.075cm" svg:x2="8.1cm" svg:y2="1.575cm">
          <text:p/>
        </draw:line>
        <draw:frame draw:style-name="gr4" draw:text-style-name="P3" draw:layer="layout" svg:width="1.5cm" svg:height="1.5cm" svg:x="2.475cm" svg:y="5.45cm">
          <draw:image xlink:href="Pictures/100002010000007D0000007D7E5859A702911C2C.png" xlink:type="simple" xlink:show="embed" xlink:actuate="onLoad">
            <text:p/>
          </draw:image>
        </draw:frame>
        <draw:frame draw:style-name="gr4" draw:text-style-name="P3" draw:layer="layout" svg:width="1.5cm" svg:height="1.5cm" svg:x="9.8cm" svg:y="5.425cm">
          <draw:image xlink:href="Pictures/100002010000007D0000007DDC1F35F16219D102.png" xlink:type="simple" xlink:show="embed" xlink:actuate="onLoad">
            <text:p/>
          </draw:image>
        </draw:frame>
        <draw:line draw:style-name="gr5" draw:text-style-name="P4" draw:layer="layout" svg:x1="11.375cm" svg:y1="3.95cm" svg:x2="11.375cm" svg:y2="5.2cm">
          <text:p/>
        </draw:line>
        <draw:line draw:style-name="gr5" draw:text-style-name="P4" draw:layer="layout" svg:x1="7.475cm" svg:y1="2.2cm" svg:x2="10.475cm" svg:y2="1.95cm">
          <text:p/>
        </draw:line>
        <draw:frame draw:style-name="gr6" draw:text-style-name="P6" draw:layer="layout" svg:width="2.799cm" svg:height="0.832cm" svg:x="12cm" svg:y="4.1cm">
          <draw:text-box>
            <text:p text:style-name="P5"><text:span text:style-name="T1">LAN Bob</text:span></text:p>
          </draw:text-box>
        </draw:frame>
        <draw:frame draw:style-name="gr7" draw:text-style-name="P7" draw:layer="layout" svg:width="3.75cm" svg:height="0.683cm" svg:x="1.6cm" svg:y="6.828cm">
          <draw:text-box>
            <text:p text:style-name="P5"><text:span text:style-name="T2">172.16.68.193/27</text:span></text:p>
          </draw:text-box>
        </draw:frame>
        <draw:frame draw:style-name="gr7" draw:text-style-name="P7" draw:layer="layout" svg:width="3.75cm" svg:height="0.683cm" svg:x="9cm" svg:y="6.829cm">
          <draw:text-box>
            <text:p text:style-name="P5"><text:span text:style-name="T2">172.16.68.251/27</text:span></text:p>
          </draw:text-box>
        </draw:frame>
        <draw:frame draw:style-name="gr7" draw:text-style-name="P7" draw:layer="layout" svg:width="3.75cm" svg:height="0.683cm" svg:x="11.2cm" svg:y="2.83cm">
          <draw:text-box>
            <text:p text:style-name="P5"><text:span text:style-name="T2">172.16.68.250/27</text:span></text:p>
          </draw:text-box>
        </draw:frame>
        <draw:frame draw:style-name="gr7" draw:text-style-name="P7" draw:layer="layout" svg:width="3.75cm" svg:height="0.683cm" svg:x="0.2cm" svg:y="2.831cm">
          <draw:text-box>
            <text:p text:style-name="P5"><text:span text:style-name="T2">172.16.68.222/27</text:span></text:p>
          </draw:text-box>
        </draw:frame>
        <draw:frame draw:style-name="gr7" draw:text-style-name="P7" draw:layer="layout" svg:width="3.75cm" svg:height="0.683cm" svg:x="2.4cm" svg:y="0.632cm">
          <draw:text-box>
            <text:p text:style-name="P5"><text:span text:style-name="T2">172.16.68.225/28</text:span></text:p>
          </draw:text-box>
        </draw:frame>
        <draw:frame draw:style-name="gr7" draw:text-style-name="P7" draw:layer="layout" svg:width="3.75cm" svg:height="0.683cm" svg:x="9.5cm" svg:y="0.633cm">
          <draw:text-box>
            <text:p text:style-name="P5"><text:span text:style-name="T2">172.16.68.236/28</text:span></text:p>
          </draw:text-box>
        </draw:frame>
        <draw:frame draw:style-name="gr4" draw:text-style-name="P3" draw:layer="layout" svg:width="3.6cm" svg:height="0.33cm" svg:x="2.35cm" svg:y="3.745cm">
          <draw:image xlink:href="Pictures/200005E5000082EA00000C0FFA68719C185AA36F.svm" xlink:type="simple" xlink:show="embed" xlink:actuate="onLoad">
            <text:p/>
          </draw:image>
        </draw:frame>
        <draw:frame draw:style-name="gr4" draw:text-style-name="P3" draw:layer="layout" svg:width="3.6cm" svg:height="0.33cm" svg:x="9.65cm" svg:y="3.745cm">
          <draw:image xlink:href="Pictures/200005E5000082EA00000C0FFA68719C185AA36F.svm" xlink:type="simple" xlink:show="embed" xlink:actuate="onLoad">
            <text:p/>
          </draw:image>
        </draw:frame>
        <draw:frame draw:style-name="gr3" draw:text-style-name="P3" draw:layer="layout" svg:width="3cm" svg:height="1.98cm" svg:x="2.25cm" svg:y="0.975cm">
          <draw:image xlink:href="Pictures/2000003F000019F8000016E1C4E2395FDD2675EE.svm" xlink:type="simple" xlink:show="embed" xlink:actuate="onLoad">
            <text:p/>
          </draw:image>
        </draw:frame>
        <draw:line draw:style-name="gr5" draw:text-style-name="P4" draw:layer="layout" svg:x1="3.85cm" svg:y1="2.45cm" svg:x2="3.85cm" svg:y2="3.825cm">
          <text:p/>
        </draw:line>
        <draw:frame draw:style-name="gr8" draw:text-style-name="P6" draw:layer="layout" svg:width="3cm" svg:height="0.831cm" svg:x="0.5cm" svg:y="4cm">
          <draw:text-box>
            <text:p text:style-name="P5"><text:span text:style-name="T1">LAN Ali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lbany AMT2" svg:font-family="'Albany AMT'" style:font-family-generic="modern" style:font-pitch="variable"/>
    <style:font-face style:name="DejaVu Sans Mono" svg:font-family="'DejaVu Sans Mono'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fr" fo:country="FR" style:font-name-asian="Andale Sans UI" style:font-size-asian="24pt" style:language-asian="zxx" style:country-asian="none" style:font-name-complex="Andale Sans UI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1cm" fo:padding-right="0.1cm" draw:shadow="hidden" draw:shadow-offset-x="0.3cm" draw:shadow-offset-y="0.3cm" draw:shadow-color="#808080" draw:measure-align="in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Andale Sans UI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meta:creation-date>2008-01-03T16:52:06</meta:creation-date>
    <dc:date>2017-03-04T15:03:29.571644429</dc:date>
    <meta:editing-cycles>32</meta:editing-cycles>
    <meta:editing-duration>PT5H24M45S</meta:editing-duration>
    <dc:creator>Philippe Latu</dc:creator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